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9748" officeooo:paragraph-rsid="00109748"/>
    </style:style>
    <style:style style:name="P2" style:family="paragraph" style:parent-style-name="Standard" style:list-style-name="L1">
      <style:text-properties officeooo:rsid="00109748" officeooo:paragraph-rsid="00109748"/>
    </style:style>
    <style:style style:name="P3" style:family="paragraph" style:parent-style-name="Standard">
      <style:text-properties officeooo:paragraph-rsid="00109748"/>
    </style:style>
    <style:style style:name="P4" style:family="paragraph" style:parent-style-name="Standard">
      <style:text-properties officeooo:rsid="001183e1" officeooo:paragraph-rsid="001183e1"/>
    </style:style>
    <style:style style:name="P5" style:family="paragraph" style:parent-style-name="Standard" style:list-style-name="L2">
      <style:text-properties officeooo:rsid="001183e1" officeooo:paragraph-rsid="001183e1"/>
    </style:style>
    <style:style style:name="P6" style:family="paragraph" style:parent-style-name="Standard" style:list-style-name="L2">
      <style:text-properties officeooo:rsid="001183e1" officeooo:paragraph-rsid="00118733"/>
    </style:style>
    <style:style style:name="P7" style:family="paragraph" style:parent-style-name="Standard" style:list-style-name="L2">
      <style:text-properties officeooo:rsid="00118733" officeooo:paragraph-rsid="00118733"/>
    </style:style>
    <style:style style:name="T1" style:family="text">
      <style:text-properties officeooo:rsid="0010974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Karatsuba Trick</text:span></text:p>
      <text:list xml:id="list1618828452" text:style-name="L1">
        <text:list-item>
          <text:p text:style-name="P2"><draw:frame draw:style-name="fr1" draw:name="Object1" text:anchor-type="as-char" svg:y="-0.931cm" svg:width="2.515cm" svg:height="1.774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<draw:frame draw:style-name="fr1" draw:name="Object2" text:anchor-type="as-char" svg:y="-0.931cm" svg:width="10.199cm" svg:height="1.774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"><draw:frame draw:style-name="fr1" draw:name="Object3" text:anchor-type="as-char" svg:y="-0.619cm" svg:width="3.279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"><draw:frame draw:style-name="fr1" draw:name="Object4" text:anchor-type="as-char" svg:y="-1.452cm" svg:width="8.186cm" svg:height="2.783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1"/>
      <text:p text:style-name="P4">Polynomial Multiplication</text:p>
      <text:list xml:id="list3716480115" text:style-name="L2">
        <text:list-item>
          <text:p text:style-name="P5"><draw:frame draw:style-name="fr1" draw:name="Object5" text:anchor-type="as-char" svg:y="-0.924cm" svg:width="5.076cm" svg:height="1.73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6">To find the coefficients of C</text:p>
        </text:list-item>
        <text:list-item>
          <text:p text:style-name="P6"><draw:frame draw:style-name="fr1" draw:name="Object6" text:anchor-type="as-char" svg:y="-0.776cm" svg:width="5.205cm" svg:height="1.402cm" draw:z-index="5"><draw:object xlink:href="./Object 6" xlink:type="simple" xlink:show="embed" xlink:actuate="onLoad"/><draw:image xlink:href="./ObjectReplacements/Object 6" xlink:type="simple" xlink:show="embed" xlink:actuate="onLoad"/></draw:frame></text:p>
          <text:list>
            <text:list-item>
              <text:p text:style-name="P7">Linear convolution</text:p>
            </text:list-item>
            <text:list-item>
              <text:p text:style-name="P7">Deno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2:33:38.234201630</meta:creation-date>
    <meta:generator>LibreOffice/5.4.2.2$MacOSX_X86_64 LibreOffice_project/22b09f6418e8c2d508a9eaf86b2399209b0990f4</meta:generator>
    <dc:date>2018-03-05T13:10:47.018329532</dc:date>
    <meta:editing-duration>PT4M46S</meta:editing-duration>
    <meta:editing-cycles>1</meta:editing-cycles>
    <meta:document-statistic meta:table-count="0" meta:image-count="0" meta:object-count="6" meta:page-count="1" meta:paragraph-count="11" meta:word-count="22" meta:character-count="102" meta:non-whitespace-character-count="9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sub>
                <mi>A</mi>
                <mn>1</mn>
              </msub>
            </mrow>
            <mrow>
              <msup>
                <mn>2</mn>
                <mfrac>
                  <mi>n</mi>
                  <mn>2</mn>
                </mfrac>
              </msup>
              <mo stretchy="false">+</mo>
              <msub>
                <mi>A</mi>
                <mn>0</mn>
              </msub>
            </mrow>
          </mrow>
        </mtd>
      </mtr>
      <mtr>
        <mtd>
          <mrow>
            <mrow>
              <mi>B</mi>
              <mo stretchy="false">=</mo>
              <msub>
                <mi>B</mi>
                <mn>1</mn>
              </msub>
            </mrow>
            <mrow>
              <msup>
                <mn>2</mn>
                <mfrac>
                  <mi>n</mi>
                  <mn>2</mn>
                </mfrac>
              </msup>
              <mo stretchy="false">+</mo>
              <msub>
                <mi>B</mi>
                <mn>0</mn>
              </msub>
            </mrow>
          </mrow>
        </mtd>
      </mtr>
    </mtable>
    <annotation encoding="StarMath 5.0">A = A_1 2^{ n over 2 } + A_0newline
B = B_1 2^{ n over 2 } + B_0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 mathvariant="italic">AB</mi>
              <mo stretchy="false">=</mo>
              <msub>
                <mi>A</mi>
                <mn>1</mn>
              </msub>
            </mrow>
            <msub>
              <mi>B</mi>
              <mn>1</mn>
            </msub>
            <mrow>
              <msup>
                <mn>2</mn>
                <mfrac>
                  <mi>n</mi>
                  <mn>2</mn>
                </mfrac>
              </msup>
              <mo stretchy="false">+</mo>
              <mrow>
                <mo fence="true" stretchy="false">(</mo>
                <mrow>
                  <mrow>
                    <msub>
                      <mi>A</mi>
                      <mn>1</mn>
                    </msub>
                    <mrow>
                      <msub>
                        <mi>B</mi>
                        <mn>0</mn>
                      </msub>
                      <mo stretchy="false">+</mo>
                      <msub>
                        <mi>A</mi>
                        <mn>0</mn>
                      </msub>
                    </mrow>
                    <msub>
                      <mi>B</mi>
                      <mn>1</mn>
                    </msub>
                  </mrow>
                </mrow>
                <mo fence="true" stretchy="false">)</mo>
              </mrow>
            </mrow>
            <mrow>
              <msup>
                <mn>2</mn>
                <mfrac>
                  <mi>n</mi>
                  <mn>2</mn>
                </mfrac>
              </msup>
              <mo stretchy="false">+</mo>
              <msub>
                <mi>A</mi>
                <mn>0</mn>
              </msub>
            </mrow>
            <msub>
              <mi>B</mi>
              <mn>0</mn>
            </msub>
          </mrow>
        </mtd>
      </mtr>
      <mtr>
        <mtd>
          <mrow>
            <mrow>
              <mi mathvariant="italic">AB</mi>
              <mo stretchy="false">=</mo>
              <msub>
                <mi>A</mi>
                <mn>1</mn>
              </msub>
            </mrow>
            <msub>
              <mi>B</mi>
              <mn>1</mn>
            </msub>
            <mrow>
              <msup>
                <mn>2</mn>
                <mfrac>
                  <mi>n</mi>
                  <mn>2</mn>
                </mfrac>
              </msup>
              <mo stretchy="false">+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o stretchy="false">+</mo>
                          <msub>
                            <mi>A</mi>
                            <mn>0</mn>
                          </msub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sub>
                              <mi>B</mi>
                              <mn>1</mn>
                            </msub>
                            <mo stretchy="false">+</mo>
                            <msub>
                              <mi>B</mi>
                              <mn>0</mn>
                            </msub>
                          </mrow>
                        </mrow>
                        <mo fence="true" stretchy="false">)</mo>
                      </mrow>
                      <mo stretchy="false">−</mo>
                      <msub>
                        <mi>A</mi>
                        <mn>1</mn>
                      </msub>
                    </mrow>
                    <mrow>
                      <msub>
                        <mi>B</mi>
                        <mn>1</mn>
                      </msub>
                      <mo stretchy="false">−</mo>
                      <msub>
                        <mi>A</mi>
                        <mn>0</mn>
                      </msub>
                    </mrow>
                    <msub>
                      <mi>B</mi>
                      <mn>0</mn>
                    </msub>
                  </mrow>
                </mrow>
                <mo fence="true" stretchy="false">)</mo>
              </mrow>
            </mrow>
            <mrow>
              <msup>
                <mn>2</mn>
                <mfrac>
                  <mi>n</mi>
                  <mn>2</mn>
                </mfrac>
              </msup>
              <mo stretchy="false">+</mo>
              <msub>
                <mi>A</mi>
                <mn>0</mn>
              </msub>
            </mrow>
            <msub>
              <mi>B</mi>
              <mn>0</mn>
            </msub>
          </mrow>
        </mtd>
      </mtr>
    </mtable>
    <annotation encoding="StarMath 5.0">AB = A_1 B_1 2^{ n over 2 } + ( A_1 B_0 + A_0 B_1 ) 2^{ n over 2 } + A_0 B_0 newline
AB = A_1 B_1 2^{ n over 2 } + ( (A_1 + A_0)(B_1 + B_0) - A_1 B_1 - A_0 B_0 ) 2^{ n over 2 } + A_0 B_0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3</mn>
      </mrow>
      <mi>T</mi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 mathvariant="italic">cn</mi>
      </mrow>
    </mrow>
    <annotation encoding="StarMath 5.0">T( n ) = 3T( n over 2 ) + cn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cn</mi>
            </mrow>
          </mrow>
        </mtd>
      </mtr>
      <mtr>
        <mtd>
          <mrow>
            <mi mathvariant="italic">As</mi>
            <mrow>
              <msup>
                <mi>n</mi>
                <mrow>
                  <msub>
                    <mi>log</mi>
                    <mi>b</mi>
                  </msub>
                  <mi>a</mi>
                </mrow>
              </msup>
              <mo stretchy="false">=</mo>
              <msup>
                <mi>n</mi>
                <mrow>
                  <msub>
                    <mi>log</mi>
                    <mn>2</mn>
                  </msub>
                  <mn>3</mn>
                </mrow>
              </msup>
            </mrow>
          </mrow>
        </mtd>
      </mtr>
      <mtr>
        <mtd>
          <mrow>
            <mtext>And</mtext>
            <mrow>
              <mn>1.5</mn>
              <mo stretchy="false">&lt;</mo>
              <msub>
                <mi>log</mi>
                <mn>2</mn>
              </msub>
            </mrow>
            <mrow>
              <mn>3</mn>
              <mo stretchy="false">&lt;</mo>
              <mn>1.6</mn>
            </mrow>
          </mrow>
        </mtd>
      </mtr>
      <mtr>
        <mtd>
          <mrow>
            <mi>f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O</mi>
            </mrow>
            <mrow>
              <mo fence="true" stretchy="false">(</mo>
              <mrow>
                <msup>
                  <mi>n</mi>
                  <mrow>
                    <msub>
                      <mi>log</mi>
                      <mn>2</mn>
                    </msub>
                    <mrow>
                      <mn>3</mn>
                      <mo stretchy="false">−</mo>
                      <mi>ϵ</mi>
                    </mrow>
                  </mrow>
                </msup>
              </mrow>
              <mo fence="true" stretchy="false">)</mo>
            </mrow>
            <mi mathvariant="italic">for</mi>
            <mi mathvariant="italic">any</mi>
            <mrow>
              <mn>0</mn>
              <mo stretchy="false">&lt;</mo>
              <mi>ϵ</mi>
              <mo stretchy="false">&lt;</mo>
              <mn>0.5</mn>
            </mrow>
          </mrow>
        </mtd>
      </mtr>
      <mtr>
        <mtd>
          <mrow>
            <mtext>Thus Master Theorem 1st case </mtext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sup>
                  <mi>n</mi>
                  <mrow>
                    <msub>
                      <mi>log</mi>
                      <mn>2</mn>
                    </msub>
                    <mn>3</mn>
                  </mrow>
                </msup>
              </mrow>
              <mo fence="true" stretchy="false">)</mo>
            </mrow>
          </mrow>
        </mtd>
      </mtr>
    </mtable>
    <annotation encoding="StarMath 5.0">f( n ) = cn newline
As n^{ log_b a } = n^{ log_2 3 } newline
"And" 1.5 &lt; log_2 3 &lt; 1.6 newline
f( n ) = O( n^{log_2 3 - %iepsilon} )  for any 0 &lt; %iepsilon &lt; 0.5 newline
"Thus Master Theorem 1st case "T( n ) = %THETA( n^{log_2 3} )</annotation>
  </semantics>
</math>
</file>

<file path=Object 5/content.xml><?xml version="1.0" encoding="utf-8"?>
<math xmlns="http://www.w3.org/1998/Math/MathML" display="block">
  <semantics>
    <mtable>
      <mtr>
        <mtd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A</mi>
                <mi>n</mi>
              </msub>
            </mrow>
            <mrow>
              <msup>
                <mi>x</mi>
                <mi>n</mi>
              </msup>
              <mo stretchy="false">+</mo>
              <msub>
                <mi>A</mi>
                <mrow>
                  <mi>n</mi>
                  <mo stretchy="false">−</mo>
                  <mn>1</mn>
                </mrow>
              </msub>
            </mrow>
            <msup>
              <mi>x</mi>
              <mrow>
                <mi>n</mi>
                <mo stretchy="false">−</mo>
                <mn>1</mn>
              </mrow>
            </msup>
            <mn>...</mn>
            <msub>
              <mi>A</mi>
              <mn>0</mn>
            </msub>
          </mrow>
        </mtd>
      </mtr>
      <mtr>
        <mtd>
          <mrow>
            <mi>B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B</mi>
                <mi>m</mi>
              </msub>
            </mrow>
            <mrow>
              <msup>
                <mi>x</mi>
                <mi>m</mi>
              </msup>
              <mo stretchy="false">+</mo>
              <msub>
                <mi>B</mi>
                <mrow>
                  <mi>m</mi>
                  <mo stretchy="false">−</mo>
                  <mn>1</mn>
                </mrow>
              </msub>
            </mrow>
            <msup>
              <mi>x</mi>
              <mrow>
                <mi>m</mi>
                <mo stretchy="false">−</mo>
                <mn>1</mn>
              </mrow>
            </msup>
            <mn>...</mn>
            <msub>
              <mi>B</mi>
              <mn>0</mn>
            </msub>
          </mrow>
        </mtd>
      </mtr>
      <mtr>
        <mtd>
          <mrow>
            <mi>C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A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B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A(x) = A_n x^n + A_{ n-1 } x^{ n-1 } ... A_0 newline
B(x) = B_m x^m + B_{ m-1 } x^{ m-1 } ... B_0 newline
C(x) = A( x ) * B( x )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>C</mi>
                <mi>j</mi>
              </msub>
              <mo stretchy="false">=</mo>
              <mrow>
                <munder>
                  <mo stretchy="false">∑</mo>
                  <mrow>
                    <mrow>
                      <mi>i</mi>
                      <mo stretchy="false">+</mo>
                      <mi>k</mi>
                    </mrow>
                    <mo stretchy="false">=</mo>
                    <mi>j</mi>
                  </mrow>
                </munder>
                <msub>
                  <mi>A</mi>
                  <mi>i</mi>
                </msub>
              </mrow>
            </mrow>
            <msub>
              <mi>B</mi>
              <mi>k</mi>
            </msub>
            <mi mathvariant="italic">for</mi>
            <mrow>
              <mn>0</mn>
              <mo stretchy="false">≤</mo>
              <mi>j</mi>
              <mo stretchy="false">≤</mo>
              <mrow>
                <mi>m</mi>
                <mo stretchy="false">+</mo>
                <mi>n</mi>
              </mrow>
            </mrow>
          </mrow>
        </mtd>
      </mtr>
      <mtr>
        <mtd>
          <mrow>
            <mover accent="true">
              <mi>C</mi>
              <mo stretchy="true">⃗</mo>
            </mover>
            <mo stretchy="false">=</mo>
            <mrow>
              <mover accent="true">
                <mi>A</mi>
                <mo stretchy="true">⃗</mo>
              </mover>
              <mo stretchy="false">∗</mo>
              <mover accent="true">
                <mi>B</mi>
                <mo stretchy="true">⃗</mo>
              </mover>
            </mrow>
          </mrow>
        </mtd>
      </mtr>
    </mtable>
    <annotation encoding="StarMath 5.0">C_j = Sum from { i+k = j } A_i B_k for 0 le j le  m + n newline
widevec {C} = widevec{ A }* widevec{ B }
</annotation>
  </semantics>
</math>
</file>